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ля книги **"RUST Очима хакера"** (українською мовою) я пропоную структуру змісту, яка враховує базові концепції Rust, а також їхню інтерпретацію з точки зору безпеки, експлуатації та захисту систем. Книга буде складатися з **15–20 заголовків**, розбитих на логічні розділи. Ось приклад змісту:</text:p>
      <text:p text:style-name="Standard"/>
      <text:p text:style-name="Standard">---</text:p>
      <text:p text:style-name="Standard"/>
      <text:p text:style-name="Standard">### **Зміст книги "RUST Очима хакера"**</text:p>
      <text:p text:style-name="Standard"/>
      <text:p text:style-name="Standard">#### **Частина 1: Вступ до Rust**</text:p>
      <text:p text:style-name="Standard">1. **Що таке Rust? Чому його обирають хакери?**</text:p>
      <text:p text:style-name="Standard"><text:s text:c="3"/>- Огляд мови програмування Rust.</text:p>
      <text:p text:style-name="Standard"><text:s text:c="3"/>- Безпека та продуктивність як ключові переваги.</text:p>
      <text:p text:style-name="Standard"><text:s text:c="3"/>- [Посилання](https://www.rust-lang.org/what)</text:p>
      <text:p text:style-name="Standard"/>
      <text:p text:style-name="Standard">2. **Історія Rust та його вплив на безпеку систем**</text:p>
      <text:p text:style-name="Standard"><text:s text:c="3"/>- Виникнення Rust у Mozilla.</text:p>
      <text:p text:style-name="Standard"><text:s text:c="3"/>- Як Rust допомагає запобігати уразливостям (buffer overflows, memory leaks).</text:p>
      <text:p text:style-name="Standard"><text:s text:c="3"/>- [Посилання](https://doc.rust-lang.org/book/ch00-00-introduction.html)</text:p>
      <text:p text:style-name="Standard"/>
      <text:p text:style-name="Standard">3. **Встановлення Rust та перша програма**</text:p>
      <text:p text:style-name="Standard"><text:s text:c="3"/>- Налаштування середовища (`rustup`, `cargo`).</text:p>
      <text:p text:style-name="Standard"><text:s text:c="3"/>- Перша програма "Hello, World!" та аналіз її безпеки.</text:p>
      <text:p text:style-name="Standard"><text:s text:c="3"/>- [Посилання](https://doc.rust-lang.org/book/ch01-02-hello-world.html)</text:p>
      <text:p text:style-name="Standard"/>
      <text:p text:style-name="Standard">---</text:p>
      <text:p text:style-name="Standard"/>
      <text:p text:style-name="Standard">#### **Частина 2: Безпека та влада над пам'яттю**</text:p>
      <text:p text:style-name="Standard">4. **Концепція Ownership (Володіння)**</text:p>
      <text:p text:style-name="Standard"><text:s text:c="3"/>- Як Rust забезпечує безпечну роботу з пам'яттю.</text:p>
      <text:p text:style-name="Standard"><text:s text:c="3"/>- Приклади уразливостей, яких Rust уникнутий (порівняння з C/C++).</text:p>
      <text:p text:style-name="Standard"><text:s text:c="3"/>- [Посилання](https://doc.rust-lang.org/book/ch04-00-understanding-ownership.html)</text:p>
      <text:p text:style-name="Standard"/>
      <text:p text:style-name="Standard">5. **Borrowing (Позичання) та References (Посилання)**</text:p>
      <text:p text:style-name="Standard"><text:s text:c="3"/>- Правила borrowing та їхня роль у запобіганні data races.</text:p>
      <text:p text:style-name="Standard"><text:s text:c="3"/>- Атаки через неправильне управління посиланнями.</text:p>
      <text:p text:style-name="Standard"/>
      <text:p text:style-name="Standard">6. **Lifetimes (Життєвий цикл)**</text:p>
      <text:p text:style-name="Standard"><text:s text:c="3"/>- Як Rust контролює час життя даних.</text:p>
      <text:p text:style-name="Standard"><text:s text:c="3"/>- Приклади потенційних проблем без lifetime checks.</text:p>
      <text:p text:style-name="Standard"/>
      <text:p text:style-name="Standard">7. **Safe vs Unsafe Rust**</text:p>
      <text:p text:style-name="Standard"><text:s text:c="3"/>- Коли варто використовувати `unsafe`.</text:p>
      <text:p text:style-name="Standard"><text:s text:c="3"/>- Ризики та можливість експлуатації.</text:p>
      <text:p text:style-name="Standard"/>
      <text:p text:style-name="Standard">---</text:p>
      <text:p text:style-name="Standard"/>
      <text:p text:style-name="Standard">#### **Частина 3: Паралельність та конкурентність**</text:p>
      <text:p text:style-name="Standard">8. **Паралельність в Rust**</text:p>
      <text:p text:style-name="Standard"><text:soft-page-break/><text:s text:c="3"/>- Захищеність від data races завдяки системі типів.</text:p>
      <text:p text:style-name="Standard"><text:s text:c="3"/>- Приклади паралельних програм.</text:p>
      <text:p text:style-name="Standard"/>
      <text:p text:style-name="Standard">9. **Threads та Message Passing**</text:p>
      <text:p text:style-name="Standard"><text:s text:c="3"/>- Безпечна взаємодія між потоками.</text:p>
      <text:p text:style-name="Standard"><text:s text:c="3"/>- Аналіз атак на паралельні системи.</text:p>
      <text:p text:style-name="Standard"/>
      <text:p text:style-name="Standard">10. **Асинхронне програмування**</text:p>
      <text:p text:style-name="Standard"><text:s text:c="4"/>- Async/await в Rust.</text:p>
      <text:p text:style-name="Standard"><text:s text:c="4"/>- Безпека асинхронного коду.</text:p>
      <text:p text:style-name="Standard"/>
      <text:p text:style-name="Standard">---</text:p>
      <text:p text:style-name="Standard"/>
      <text:p text:style-name="Standard">#### **Частина 4: Хакерський підхід до Rust**</text:p>
      <text:p text:style-name="Standard">11. **Аналіз уразливостей в Rust**</text:p>
      <text:p text:style-name="Standard"><text:s text:c="4"/>- Як Rust захищає від типових уразливостей (buffer overflows, UAF).</text:p>
      <text:p text:style-name="Standard"><text:s text:c="4"/>- Реальні приклади багів в Rust-проектах.</text:p>
      <text:p text:style-name="Standard"/>
      <text:p text:style-name="Standard">12. **Fuzzing та тестування безпеки**</text:p>
      <text:p text:style-name="Standard"><text:s text:c="4"/>- Використання fuzzing для знаходження уразливостей.</text:p>
      <text:p text:style-name="Standard"><text:s text:c="4"/>- Інструменти: `cargo-fuzz`, `afl.rs`.</text:p>
      <text:p text:style-name="Standard"/>
      <text:p text:style-name="Standard">13. **Експлуатація уразливостей в Rust**</text:p>
      <text:p text:style-name="Standard"><text:s text:c="4"/>- Можливість експлуатації `unsafe` блоків.</text:p>
      <text:p text:style-name="Standard"><text:s text:c="4"/>- Приклади реальних CVE в Rust-бібліотеках.</text:p>
      <text:p text:style-name="Standard"/>
      <text:p text:style-name="Standard">14. **Реверс-інжиніринг Rust-бінарників**</text:p>
      <text:p text:style-name="Standard"><text:s text:c="4"/>- Особливості дизасемблювання Rust-коду.</text:p>
      <text:p text:style-name="Standard"><text:s text:c="4"/>- Інструменти: Ghidra, Radare2.</text:p>
      <text:p text:style-name="Standard"/>
      <text:p text:style-name="Standard">---</text:p>
      <text:p text:style-name="Standard"/>
      <text:p text:style-name="Standard">#### **Частина 5: Практичні аспекти**</text:p>
      <text:p text:style-name="Standard">15. **Створення безпечного веб-сервера на Rust**</text:p>
      <text:p text:style-name="Standard"><text:s text:c="4"/>- Використання фреймворків (`actix-web`, `rocket`).</text:p>
      <text:p text:style-name="Standard"><text:s text:c="4"/>- Безпека веб-додатків.</text:p>
      <text:p text:style-name="Standard"/>
      <text:p text:style-name="Standard">16. **Робота з криптографією в Rust**</text:p>
      <text:p text:style-name="Standard"><text:s text:c="4"/>- Бібліотеки: `ring`, `sodiumoxide`.</text:p>
      <text:p text:style-name="Standard"><text:s text:c="4"/>- Безпечна генерація ключів та шифрування.</text:p>
      <text:p text:style-name="Standard"/>
      <text:p text:style-name="Standard">17. **Написання експлоїтів для Rust-систем**</text:p>
      <text:p text:style-name="Standard"><text:s text:c="4"/>- Аналіз захисту Rust перед експлоїтами.</text:p>
      <text:p text:style-name="Standard"><text:s text:c="4"/>- Практичні приклади.</text:p>
      <text:p text:style-name="Standard"/>
      <text:p text:style-name="Standard">18. **Аудит безпеки Rust-коду**</text:p>
      <text:p text:style-name="Standard"><text:s text:c="4"/>- Інструменти для аналізу коду: `clippy`, `rust-analyzer`.</text:p>
      <text:p text:style-name="Standard"><text:s text:c="4"/>- Методики ручного аудиту.</text:p>
      <text:p text:style-name="Standard"/>
      <text:p text:style-name="Standard"><text:soft-page-break/>---</text:p>
      <text:p text:style-name="Standard"/>
      <text:p text:style-name="Standard">#### **Частина 6: Додаткові теми**</text:p>
      <text:p text:style-name="Standard">19. **Rust в системному програмуванні**</text:p>
      <text:p text:style-name="Standard"><text:s text:c="4"/>- Написання операційних систем та драйверів.</text:p>
      <text:p text:style-name="Standard"><text:s text:c="4"/>- Безпека низькорівневого коду.</text:p>
      <text:p text:style-name="Standard"/>
      <text:p text:style-name="Standard">20. **Майбутнє Rust та безпека**</text:p>
      <text:p text:style-name="Standard"><text:s text:c="4"/>- Розвиток Rust в контексті кібербезпеки.</text:p>
      <text:p text:style-name="Standard"><text:s text:c="4"/>- Прогнози та нові функції.</text:p>
      <text:p text:style-name="Standard"/>
      <text:p text:style-name="Standard">---</text:p>
      <text:p text:style-name="Standard"/>
      <text:p text:style-name="Standard">### **Розрахунок кількості сторінок**</text:p>
      <text:p text:style-name="Standard">- **Кількість заголовків**: 20.</text:p>
      <text:p text:style-name="Standard">- **Середня кількість сторінок на розділ**: 20–25 сторінок.</text:p>
      <text:p text:style-name="Standard">- **Загальна кількість сторінок**: **400–500 сторінок**.</text:p>
      <text:p text:style-name="Standard"/>
      <text:p text:style-name="Standard">---</text:p>
      <text:p text:style-name="Standard"/>
      <text:p text:style-name="Standard">### **Додаткові ресурси**</text:p>
      <text:p text:style-name="Standard">1. [The Rust Programming Language Book](https://doc.rust-lang.org/book/)</text:p>
      <text:p text:style-name="Standard">2. [Rust by Example](https://doc.rust-lang.org/rust-by-example/)</text:p>
      <text:p text:style-name="Standard">3. [Exercism.io (Rust Track)](https://exercism.org/tracks/rust)</text:p>
      <text:p text:style-name="Standard">4. [Unsafe Rust Guidelines](https://doc.rust-lang.org/nomicon/)</text:p>
      <text:p text:style-name="Standard">5. [Fuzzing in Rust](https://github.com/rust-fuzz/cargo-fuzz)</text:p>
      <text:p text:style-name="Standard"/>
      <text:p text:style-name="Standard">Цей зміст охоплює широкий спектр тем, які будуть корисні як для початківців, так і для досвідчених програмістів, які хочуть поглянути на Rust з точки зору безпек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2T23:00:28.809266500</meta:creation-date>
    <dc:date>2025-04-02T23:00:38.909564100</dc:date>
    <meta:editing-duration>PT11S</meta:editing-duration>
    <meta:editing-cycles>1</meta:editing-cycles>
    <meta:generator>LibreOffice/25.2.1.2$Windows_X86_64 LibreOffice_project/d3abf4aee5fd705e4a92bba33a32f40bc4e56f49</meta:generator>
    <meta:document-statistic meta:table-count="0" meta:image-count="0" meta:object-count="0" meta:page-count="3" meta:paragraph-count="91" meta:word-count="512" meta:character-count="4149" meta:non-whitespace-character-count="3577"/>
  </office:meta>
</office:document-meta>
</file>